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e7dac" officeooo:paragraph-rsid="001e7dac"/>
    </style:style>
    <style:style style:name="P2" style:family="paragraph" style:parent-style-name="Standard">
      <style:text-properties style:font-name="Courier 10 Pitch" officeooo:rsid="001e7dac" officeooo:paragraph-rsid="00200892"/>
    </style:style>
    <style:style style:name="P3" style:family="paragraph" style:parent-style-name="Standard">
      <style:text-properties style:font-name="Courier 10 Pitch" officeooo:rsid="001fa685" officeooo:paragraph-rsid="001fa685"/>
    </style:style>
    <style:style style:name="P4" style:family="paragraph" style:parent-style-name="Standard">
      <style:text-properties style:font-name="Courier 10 Pitch" officeooo:rsid="001fa685" officeooo:paragraph-rsid="00200892"/>
    </style:style>
    <style:style style:name="P5" style:family="paragraph" style:parent-style-name="Standard">
      <style:text-properties style:font-name="Courier 10 Pitch" officeooo:rsid="00200892" officeooo:paragraph-rsid="00200892"/>
    </style:style>
    <style:style style:name="P6" style:family="paragraph" style:parent-style-name="Standard">
      <style:text-properties style:font-name="Courier 10 Pitch" officeooo:rsid="002043b0" officeooo:paragraph-rsid="002043b0"/>
    </style:style>
    <style:style style:name="P7" style:family="paragraph" style:parent-style-name="Standard">
      <style:paragraph-properties fo:break-before="page"/>
      <style:text-properties style:font-name="Courier 10 Pitch" officeooo:rsid="00200892" officeooo:paragraph-rsid="00200892"/>
    </style:style>
    <style:style style:name="P8" style:family="paragraph" style:parent-style-name="Standard">
      <style:text-properties style:font-name="Courier 10 Pitch" officeooo:rsid="00200892" officeooo:paragraph-rsid="00200892"/>
    </style:style>
    <style:style style:name="P9" style:family="paragraph" style:parent-style-name="Standard">
      <style:text-properties style:font-name="Courier 10 Pitch" officeooo:rsid="00214492" officeooo:paragraph-rsid="002043b0"/>
    </style:style>
    <style:style style:name="P10" style:family="paragraph" style:parent-style-name="Standard">
      <style:text-properties style:font-name="Courier 10 Pitch" officeooo:rsid="00214492" officeooo:paragraph-rsid="00214492"/>
    </style:style>
    <style:style style:name="P11" style:family="paragraph" style:parent-style-name="Standard">
      <style:text-properties style:font-name="Courier 10 Pitch" officeooo:rsid="0024469f" officeooo:paragraph-rsid="0024469f"/>
    </style:style>
    <style:style style:name="T1" style:family="text">
      <style:text-properties officeooo:rsid="00200892"/>
    </style:style>
    <style:style style:name="T2" style:family="text">
      <style:text-properties officeooo:rsid="00215264"/>
    </style:style>
    <style:style style:name="T3" style:family="text">
      <style:text-properties officeooo:rsid="0024469f"/>
    </style:style>
    <style:style style:name="T4" style:family="text">
      <style:text-properties officeooo:rsid="0025af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0pin SIMM:</text:p>
      <text:p text:style-name="P5"/>
      <text:p text:style-name="P1"><text:s text:c="3"/>1x +5V</text:p>
      <text:p text:style-name="P1"><text:s text:c="3"/>1x GND</text:p>
      <text:p text:style-name="P1"><text:s text:c="2"/>12x Address</text:p>
      <text:p text:style-name="P1"><text:s text:c="3"/>8x Data</text:p>
      <text:p text:style-name="P1"><text:s text:c="3"/>1x Write enable</text:p>
      <text:p text:style-name="P1"><text:s text:c="3"/>1x RAS</text:p>
      <text:p text:style-name="P1"><text:s text:c="3"/>1x CAS</text:p>
      <text:p text:style-name="P1"/>
      <text:p text:style-name="P1">= 25 <text:span text:style-name="T1">pins required</text:span></text:p>
      <text:p text:style-name="P1"/>
      <text:p text:style-name="P5">too many pins needed for a (small) microcontroller</text:p>
      <text:p text:style-name="P1"/>
      <text:p text:style-name="P4"><text:span text:style-name="T1">Ad</text:span>dress:</text:p>
      <text:p text:style-name="P4"><text:tab/><text:span text:style-name="T1">12bit (16bit, 3x 4bit or 8bit+4bit)</text:span></text:p>
      <text:p text:style-name="P5"><text:tab/>serial-in parallel-out shift register</text:p>
      <text:p text:style-name="P3"/>
      <text:p text:style-name="P4"><text:span text:style-name="T1">Da</text:span>ta:</text:p>
      <text:p text:style-name="P4"><text:tab/><text:span text:style-name="T1">8bit parallel-in serial-out shift register</text:span></text:p>
      <text:p text:style-name="P1"/>
      <text:p text:style-name="P5">-&gt; common clock</text:p>
      <text:p text:style-name="P5"/>
      <text:p text:style-name="P5">results in:</text:p>
      <text:p text:style-name="P2"><text:s text:c="3"/>1x +5V</text:p>
      <text:p text:style-name="P2"><text:s text:c="3"/>1x GND</text:p>
      <text:p text:style-name="P2"><text:s text:c="3"/><text:span text:style-name="T1">1</text:span>x Address</text:p>
      <text:p text:style-name="P2"><text:s text:c="3"/><text:span text:style-name="T1">1</text:span>x Data</text:p>
      <text:p text:style-name="P2"><text:s text:c="3"/><text:span text:style-name="T1">1x Shift register clock</text:span></text:p>
      <text:p text:style-name="P2"><text:s text:c="3"/>1x Write enable</text:p>
      <text:p text:style-name="P2"><text:s text:c="3"/>1x RAS</text:p>
      <text:p text:style-name="P2"><text:s text:c="3"/>1x CAS</text:p>
      <text:p text:style-name="P5">= <text:s/>8 pins required</text:p>
      <text:p text:style-name="P5"/>
      <text:p text:style-name="P7">72pin SIMM:</text:p>
      <text:p text:style-name="P5"/>
      <text:p text:style-name="P6"><text:s text:c="3"/>1x +5V</text:p>
      <text:p text:style-name="P6"><text:s text:c="3"/>1x GND</text:p>
      <text:p text:style-name="P6"><text:s text:c="2"/>12x Address</text:p>
      <text:p text:style-name="P6"><text:s text:c="2"/>32x Data</text:p>
      <text:p text:style-name="P6"><text:s text:c="3"/>1x Write enable</text:p>
      <text:p text:style-name="P6"><text:s text:c="3"/><text:span text:style-name="T4">4</text:span>x RAS</text:p>
      <text:p text:style-name="P6"><text:s text:c="3"/><text:span text:style-name="T4">4</text:span>x CAS</text:p>
      <text:p text:style-name="P6">= <text:span text:style-name="T4">55</text:span> pins required</text:p>
      <text:p text:style-name="P6"/>
      <text:p text:style-name="P6">Shift registers for Address and Data:</text:p>
      <text:p text:style-name="P6"><text:s text:c="2"/>1x Address: <text:span text:style-name="T2">12-bit SI/PO</text:span></text:p>
      <text:p text:style-name="P6"><text:s text:c="2"/><text:span text:style-name="T3">2</text:span>x Data: <text:span text:style-name="T3">32-bit SI/PO + 32-bit PI/SO</text:span></text:p>
      <text:p text:style-name="P6"><text:s text:c="2"/>1x Shift register clock</text:p>
      <text:p text:style-name="P6"/>
      <text:p text:style-name="P6">= <text:span text:style-name="T4">55-11-30+1 = 15</text:span> pins required</text:p>
      <text:p text:style-name="P9"/>
      <text:p text:style-name="P10"/>
      <text:p text:style-name="P11">RAM Solution for Embedded Systems - Ramses I</text:p>
      <text:p text:style-name="P11"/>
      <text:p text:style-name="P11">Arduino Mega, since no shift registers require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00:06:26.358652030</meta:creation-date>
    <dc:date>2014-09-15T15:44:51.701859517</dc:date>
    <meta:editing-duration>PT56M25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2" meta:paragraph-count="42" meta:word-count="137" meta:character-count="787" meta:non-whitespace-character-count="619"/>
  </office:meta>
</office:document-meta>
</file>